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in" fo:margin-bottom="0.139in" fo:line-height="115%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P2" style:family="paragraph" style:parent-style-name="Standard" style:list-style-name="">
      <style:paragraph-properties fo:margin-top="0in" fo:margin-bottom="0.139in" fo:line-height="115%"/>
      <style:text-properties fo:font-size="11pt" fo:language="en" fo:country="none" fo:font-weight="bold" style:font-size-asian="11pt" style:font-weight-asian="bold" style:font-size-complex="11pt" style:font-weight-complex="bold"/>
    </style:style>
    <style:style style:name="P3" style:family="paragraph" style:parent-style-name="Standard" style:list-style-name="">
      <style:paragraph-properties fo:margin-top="0in" fo:margin-bottom="0.139in" fo:line-height="115%"/>
      <style:text-properties fo:color="#4b4b4b" fo:font-size="11pt" fo:language="en" fo:country="none" fo:font-weight="bold" style:font-size-asian="11pt" style:font-weight-asian="bold" style:font-size-complex="11pt" style:font-weight-complex="bold"/>
    </style:style>
    <style:style style:name="P4" style:family="paragraph" style:parent-style-name="Standard" style:list-style-name="" style:master-page-name="Standard">
      <style:paragraph-properties fo:margin-top="0in" fo:margin-bottom="0.139in" fo:line-height="115%" style:page-number="auto"/>
      <style:text-properties fo:font-size="16pt" fo:language="en" fo:country="none" fo:font-weight="bold" style:font-size-asian="16pt" style:font-weight-asian="bold" style:font-size-complex="16pt" style:font-weight-complex="bold"/>
    </style:style>
    <style:style style:name="T1" style:family="text">
      <style:text-properties fo:font-size="11pt" fo:language="en" fo:country="none" fo:font-weight="bold" style:font-size-asian="11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Act 1</text:p>
      <text:p text:style-name="P2">_</text:p>
      <text:p text:style-name="P2">1. =001912</text:p>
      <text:p text:style-name="P2">HAPPY BIRTHDAY SON.</text:p>
      <text:p text:style-name="P2">I AM SO PROUD OF YOU.</text:p>
      <text:p text:style-name="P2">_</text:p>
      <text:p text:style-name="P2">2. =001955</text:p>
      <text:p text:style-name="P2">CHAMP.</text:p>
      <text:p text:style-name="P2">YOU CAN DO ANYTHING IF YOU PUT YOUR MIND TO IT.</text:p>
      <text:p text:style-name="P2">I BELIEVE IN YOU.</text:p>
      <text:p text:style-name="P2">_</text:p>
      <text:p text:style-name="P1">Act 2</text:p>
      <text:p text:style-name="P2">_</text:p>
      <text:p text:style-name="P2">3. =002446</text:p>
      <text:p text:style-name="P2">SON.</text:p>
      <text:p text:style-name="P2">IF YOU ARE READING THIS, IT MEANS YOU ARE NOW STRONG ENOUGH TO LIFT THE SAFE. YOU ARE NOW A MAN.</text:p>
      <text:p text:style-name="P2">AS SUCH, YOU ARE ENTITLED TO WHAT IS INSIDE. I KNOW YOU WILL TAKE THIS RESPONSIBILITY SERIOUSLY.</text:p>
      <text:p text:style-name="P2">I AM SO PROUD OF YOU.</text:p>
      <text:p text:style-name="P2">_</text:p>
      <text:p text:style-name="P1">Act 3</text:p>
      <text:p text:style-name="P2">_</text:p>
      <text:p text:style-name="P1">Intermission</text:p>
      <text:p text:style-name="P2">_</text:p>
      <text:p text:style-name="P1">Act 4</text:p>
      <text:p text:style-name="P2"><text:soft-page-break/>_</text:p>
      <text:p text:style-name="P1">Act 5</text:p>
      <text:p text:style-name="P2">_</text:p>
      <text:p text:style-name="P1">Act 5 Act 2</text:p>
      <text:p text:style-name="P2">_</text:p>
      <text:p text:style-name="P2">4. =005296</text:p>
      <text:p text:style-name="P2">SON.</text:p>
      <text:p text:style-name="P2">IF YOU ARE READING THIS, IT MEANS YOU HAVE INHERITED MY WALLET. YOU HAVE TRULY BECOME AN ADULT MAN.</text:p>
      <text:p text:style-name="P2">WIELD IT WITH RESPONSIBILITY AND INTEGRITY.</text:p>
      <text:p text:style-name="P2">I AM SO, SO PROUD OF YOU.</text:p>
      <text:p text:style-name="P2">_</text:p>
      <text:p text:style-name="P1">Act 6</text:p>
      <text:p text:style-name="P2">_</text:p>
      <text:p text:style-name="P2">5. =006162</text:p>
      <text:p text:style-name="P2">DAUGHTER.</text:p>
      <text:p text:style-name="P2">IF YOU ARE READING THIS, IT MEANS YOU ARE STRONG ENOUGH TO LIFT THE FRIDGE. YOU HAVE TRULY BECOME A MATURE, POWERFUL WOMAN. I HAVE NEVER BEEN MORE PROUD.</text:p>
      <text:p text:style-name="P2">NOW BE A GOOD GIRL, PUT THE FRIDGE DOWN, AND STAY INSIDE.</text:p>
      <text:p text:style-name="P2">_</text:p>
      <text:p text:style-name="P1">Act 6 Intermission 1</text:p>
      <text:p text:style-name="P2">_</text:p>
      <text:p text:style-name="P1">Act 6 Act 2</text:p>
      <text:p text:style-name="P2">_</text:p>
      <text:p text:style-name="P1">Act 6 Intermission 2</text:p>
      <text:p text:style-name="P2"><text:soft-page-break/>_</text:p>
      <text:p text:style-name="P1">Act 6 Act 3</text:p>
      <text:p text:style-name="P2">_</text:p>
      <text:p text:style-name="P1">Act 6 Intermission 3</text:p>
      <text:p text:style-name="P2">_</text:p>
      <text:p text:style-name="P1">Act 6 Act 4</text:p>
      <text:p text:style-name="P2">_</text:p>
      <text:p text:style-name="P1">Act 6 Intermission 4</text:p>
      <text:p text:style-name="P2">_</text:p>
      <text:p text:style-name="P1">Act 6 Act 5</text:p>
      <text:p text:style-name="P2">_</text:p>
      <text:p text:style-name="P2">6. =007469</text:p>
      <text:p text:style-name="P3">pipefan413: YES, @HATLIKER. WE ARE HERE FOR YOU.</text:p>
      <text:p text:style-name="P3">pipefan413: @HATLIKER. THESE MEN ARE LEADING YOU ASTRAY. SITTING ON THE HAT AGAIN WILL ONLY CAUSE IT FURTHER DAMAGE.</text:p>
      <text:p text:style-name="P3">pipefan413: @NoNeed4PantsThx. YES. THIS WILL BE THE CASE REGARDLESS OF THE HAT'S ORIENTATION.</text:p>
      <text:p text:style-name="P2">_</text:p>
      <text:p text:style-name="P2">7. =007470</text:p>
      <text:p text:style-name="P3">pipefan413: @ALL. I CANNOT CONDONE THIS ACTIVITY, GENTLEMEN.</text:p>
      <text:p text:style-name="P2">_</text:p>
      <text:p text:style-name="P2">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0.5in" style:writing-mode="page"/>
      <style:text-properties style:use-window-font-color="true" style:font-name="Courier New" fo:font-size="12pt" fo:language="en" fo:country="US" style:font-name-asian="Courier New" style:font-size-asian="12pt" style:language-asian="en" style:country-asian="US" style:font-name-complex="Courier New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fo:border="none" fo:padding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3" meta:paragraph-count="67" meta:word-count="280" meta:character-count="1306"/>
    <meta:generator>OpenOffice/4.1.2$Win32 OpenOffice.org_project/412m3$Build-9782</meta:generator>
  </office:meta>
</office:document-meta>
</file>